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font-size="13pt" officeooo:paragraph-rsid="00191013" style:font-size-asian="13pt" style:font-size-complex="13pt"/>
    </style:style>
    <style:style style:name="P2" style:family="paragraph" style:parent-style-name="Standard">
      <style:paragraph-properties fo:line-height="150%"/>
      <style:text-properties fo:font-size="13pt" officeooo:paragraph-rsid="001c7981" style:font-size-asian="13pt" style:font-size-complex="13pt"/>
    </style:style>
    <style:style style:name="P3" style:family="paragraph" style:parent-style-name="Standard">
      <style:paragraph-properties fo:line-height="150%"/>
      <style:text-properties fo:font-size="13pt" officeooo:paragraph-rsid="001f4dd1" style:font-size-asian="13pt" style:font-size-complex="13pt"/>
    </style:style>
    <style:style style:name="P4" style:family="paragraph" style:parent-style-name="Standard">
      <style:paragraph-properties fo:line-height="150%"/>
      <style:text-properties fo:font-size="13pt" officeooo:paragraph-rsid="0020ad8f" style:font-size-asian="13pt" style:font-size-complex="13pt"/>
    </style:style>
    <style:style style:name="P5" style:family="paragraph" style:parent-style-name="Standard">
      <style:paragraph-properties fo:line-height="150%" fo:text-align="center" style:justify-single-word="false"/>
      <style:text-properties fo:font-size="18pt" fo:font-weight="bold" officeooo:paragraph-rsid="00146ece" style:font-size-asian="18pt" style:font-weight-asian="bold" style:font-size-complex="18pt" style:font-weight-complex="bold"/>
    </style:style>
    <style:style style:name="T1" style:family="text">
      <style:text-properties officeooo:rsid="00146ece"/>
    </style:style>
    <style:style style:name="T2" style:family="text">
      <style:text-properties officeooo:rsid="00163dbd"/>
    </style:style>
    <style:style style:name="T3" style:family="text">
      <style:text-properties officeooo:rsid="00191013"/>
    </style:style>
    <style:style style:name="T4" style:family="text">
      <style:text-properties officeooo:rsid="001b06d8"/>
    </style:style>
    <style:style style:name="T5" style:family="text">
      <style:text-properties officeooo:rsid="001c7981"/>
    </style:style>
    <style:style style:name="T6" style:family="text">
      <style:text-properties officeooo:rsid="002456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bstract</text:span></text:p>
      <text:p text:style-name="P3"><text:span text:style-name="T1">The aim of this project is </text:span><text:span text:style-name="T3">to provide a solution and a means for on-demand access for students towards more accessible book system, where students can gain access to their course content related subjects and topics with supportive articles that helps them in better understanding of their specific departmental course topics and outline. It deals </text:span><text:span text:style-name="T1">in the development and integration of </text:span><text:span text:style-name="T6">an Online</text:span><text:span text:style-name="T1"> Library System </text:span><text:span text:style-name="T2">into </text:span><text:span text:style-name="T3">the</text:span><text:span text:style-name="T2"> online portal for the Lagos City Polytechnic Institution. </text:span></text:p>
      <text:p text:style-name="P4"><text:span text:style-name="T3">In the development </text:span><text:span text:style-name="T4">and integration </text:span><text:span text:style-name="T3">of this project it is far evident that a lot of the backend are to be done fro</text:span><text:span text:style-name="T4">m ground up, and proper association of department course books, recommended and school asserted articles and documents are properly linked with the appropriate students of the appropriate departments, also a efficient and managable reading lists had to be also associated between the students and the online books within the library system. </text:span></text:p>
      <text:p text:style-name="P4"><text:span text:style-name="T4">Through this process once most specific idea learnt was the removal of the associated idea of a borrowed book since it was online and connected to an account there was needed a shift from the borrow to a reading list, that contained all necessary recommended and added books by the students, also was learnt in how writing a good backend, small but fast library system which provided the core functionality that was </text:span><text:span text:style-name="T5">modular</text:span><text:span text:style-name="T4"> and effective in both the management and use of the online library. </text:span></text:p>
      <text:p text:style-name="P2"><text:span text:style-name="T5">Over all the period of the development and implementation of these project, its became clear why it was really important to both have an efficient, effective resource system available to all students when ever and where ever needed, being able to easily catchup and learn the necessary course topics being expected allows students a better level of preparation and understanding.</text:span></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6T20:14:17</meta:creation-date>
    <meta:generator>LibreOffice/3.6$MacOSX_x86 LibreOffice_project/58f22d5-270d05a-e2abed1-ea17a85-9b5702</meta:generator>
    <dc:date>2013-03-26T21:49:56</dc:date>
    <meta:editing-duration>PT35M57S</meta:editing-duration>
    <meta:editing-cycles>10</meta:editing-cycles>
    <meta:document-statistic meta:table-count="0" meta:image-count="0" meta:object-count="0" meta:page-count="1" meta:paragraph-count="5" meta:word-count="294" meta:character-count="1810" meta:non-whitespace-character-count="1518"/>
  </office:meta>
</office:document-meta>
</file>